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039cm" fo:margin-left="-0.016cm" fo:margin-right="-0.023cm" table:align="margins"/>
    </style:style>
    <style:style style:name="Tableau1.A" style:family="table-column">
      <style:table-column-properties style:column-width="8.546cm" style:rel-column-width="4845*"/>
    </style:style>
    <style:style style:name="Tableau1.B" style:family="table-column">
      <style:table-column-properties style:column-width="8.493cm" style:rel-column-width="4815*"/>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style>
    <style:style style:name="P5" style:family="paragraph" style:parent-style-name="Standard" style:list-style-name="L3">
      <style:paragraph-properties fo:text-align="start" style:justify-single-word="false"/>
    </style:style>
    <style:style style:name="P6" style:family="paragraph" style:parent-style-name="Standard" style:list-style-name="L5">
      <style:paragraph-properties fo:text-align="start" style:justify-single-word="false"/>
    </style:style>
    <style:style style:name="P7" style:family="paragraph" style:parent-style-name="Standard" style:list-style-name="L6">
      <style:paragraph-properties fo:text-align="start" style:justify-single-word="false"/>
    </style:style>
    <style:style style:name="P8" style:family="paragraph" style:parent-style-name="Standard" style:list-style-name="L7">
      <style:paragraph-properties fo:text-align="start" style:justify-single-word="false"/>
    </style:style>
    <style:style style:name="P9" style:family="paragraph" style:parent-style-name="Standard">
      <style:paragraph-properties fo:text-align="start" style:justify-single-word="false"/>
      <style:text-properties style:text-underline-style="solid" style:text-underline-width="auto" style:text-underline-color="font-color"/>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es Fleurs du Mal,</text:span> Baudelaire</text:p>
      <text:p text:style-name="P1"/>
      <text:p text:style-name="P9">Remarques :</text:p>
      <text:list xml:id="list36529829" text:style-name="L1">
        <text:list-item>
          <text:p text:style-name="P3">Spleen &amp; idéal : idéal poétique, amoureux, inatteignable, monde décevant car homme condamné au Spleen. Dualité qui fait le drame de Baudelaire, et qu'il identifiait aussi dans le Tannhaüser, de Wagner, comme " la lutte de deux principes qui ont choisi le cœur humain pour principal champ de bataille, c'est-à-dire de la chair avec l'esprit, de l'enfer avec le ciel, de Satan avec Dieu ".</text:p>
        </text:list-item>
        <text:list-item>
          <text:p text:style-name="P3">Poète maudit, incompris condamné à la haine des autres</text:p>
        </text:list-item>
        <text:list-item>
          <text:p text:style-name="P3">Faire du mal un objet poétique beau, harmonieux, esthétique, <text:s/>« extraire la beauté du mal » =&gt; condamnation <text:s/>pour "offense à la morale publique, ... la morale religieuse et aux bonnes mœurs"</text:p>
        </text:list-item>
        <text:list-item>
          <text:p text:style-name="P3">Profiter du monde, de ses voluptés, des plaisirs des sens, de la chair : correspondances horizontales</text:p>
        </text:list-item>
        <text:list-item>
          <text:p text:style-name="P3">Percevoir le véritable ordre du monde par la poésie (métaphores, analogies, oxymore, etc), transfiguration du réel : correspondances verticales</text:p>
        </text:list-item>
        <text:list-item>
          <text:p text:style-name="P3">Le thème de la femme est présent durant tout le recueil : elle s'y fait tour à tour sensuelle et envoûtante, figure maternelle et aimante, mais aussi beauté inaccessible, allégorie de l'absolu. Les Fleurs du mal sont divisées en quatre cycles, dont les premiers s'inspirent de trois de ses maîtresses : on distingue ainsi le cycle de <text:span text:style-name="T2">Jeanne Duval</text:span>, le cycle d'<text:span text:style-name="T2">Apollonie Sabatier</text:span>, semi-mondaine présentée par Baudelaire comme une madone pure et inaccessible, le cycle de la comédienne <text:span text:style-name="T2">Marie D'Aubrun</text:span>, et un quatrième cycle consacré à des femmes diverses, réelles ou fictives.</text:p>
        </text:list-item>
        <text:list-item>
          <text:p text:style-name="P3"/>
        </text:list-item>
      </text:list>
      <text:p text:style-name="P2"/>
      <text:p text:style-name="P2"><text:span text:style-name="T1">Structure :</text:span></text:p>
      <text:p text:style-name="P2">Ordre précis des poèmes, progression [cf Baudelaire : " le seul éloge que je sollicite pour ce livre est qu'on reconnaisse qu'il n'est pas un pur album et qu'il a un commencement et une fin.", "Le livre doit être jugé dans son ensemble et alors il s'en ressort une terrible moralité"]</text:p>
      <text:list xml:id="list37215034" text:style-name="L3">
        <text:list-item>
          <text:p text:style-name="P5">Poème adressé au lecteur (<text:span text:style-name="T2">Au lecteur</text:span>) : Il sert de préface au recueil . Dialogue fictif avec le lecteur, un être qui lui ressemble. Le "nous" donne au poème une portée universelle. L'homme est vu comme une marionnette de Satan et l'ennui est présenté comme le pire des maux.</text:p>
          <text:p text:style-name="P5"/>
        </text:list-item>
      </text:list>
      <text:list xml:id="list38284124" text:continue-list="list36529829" text:style-name="L1">
        <text:list-item>
          <text:p text:style-name="P3"><text:span text:style-name="T7">Spleen et Idéal</text:span> (poèmes I à LXXXXV) : intro représentant la réalité selon Baudelaire, correspondances ; déchirement entre le désir d'un idéal et les tourments du quotidien</text:p>
        </text:list-item>
      </text:list>
      <text:p text:style-name="P2"/>
      <text:p text:style-name="P2">Tentatives d'échapper au Spleen pour atteindre l'Idéal :</text:p>
      <text:list xml:id="list38284547" text:continue-numbering="true" text:style-name="L1">
        <text:list-item>
          <text:p text:style-name="P3"><text:span text:style-name="T7">Tableaux parisiens</text:span> (poèmes LXXXXVI à CIII) : en se noyant dans la foule anonyme de Paris pour y dénicher une forme de beauté ; vie citadine éclaire vie intérieure (correspondance entre microcosme et macrocosme), Paris = allégorie de l'âme du poète</text:p>
        </text:list-item>
        <text:list-item>
          <text:p text:style-name="P3"><text:span text:style-name="T7">Le Vin</text:span> (poèmes CIV à CVIII ) : par les paradis artificiels que sont les drogues</text:p>
        </text:list-item>
        <text:list-item>
          <text:p text:style-name="P3"><text:span text:style-name="T7">Fleurs du Mal</text:span> (poèmes CIX à CXVII ) : grâce aux sexes et aux plaisirs physiques ; développement du concept de beauté dans la laideur, thème de la grandeur et de la misère du vice</text:p>
        </text:list-item>
        <text:list-item>
          <text:p text:style-name="P3"><text:span text:style-name="T7">Révolte</text:span> (poèmes CXVIII à CXX) poétique contre l'absurdité de l'existence ; très censurée <text:soft-page-break/>car blasphématoire, le poète déchu souhaite la damnation et glorifie Satan en insultant Dieu</text:p>
          <text:p text:style-name="P3"/>
        </text:list-item>
        <text:list-item>
          <text:p text:style-name="P3"><text:span text:style-name="T2"><text:s/></text:span><text:span text:style-name="T7">La Mort</text:span> (poèmes CXXI à CXXVI) conclusion, seul résultat des tentatives vaines</text:p>
        </text:list-item>
      </text:list>
      <text:p text:style-name="P2"/>
      <text:p text:style-name="P9">Analyse du titre :</text:p>
      <text:list xml:id="list37486658" text:style-name="L6">
        <text:list-item>
          <text:p text:style-name="P7">Oxymore entre « fleurs », associées à une idée de beauté, et « mal », supposant qu'il y ai su beau dans le mal. </text:p>
        </text:list-item>
      </text:list>
      <text:list xml:id="list37486744" text:style-name="L5">
        <text:list-item>
          <text:p text:style-name="P6">Oxymore présente tout au long de l'œuvre entre »Spleen » et « Idéal ».</text:p>
        </text:list-item>
        <text:list-item>
          <text:p text:style-name="P6">Fleurs issues de la souffrance sont une désignation métaphorique de ces poèmes</text:p>
        </text:list-item>
      </text:list>
      <text:p text:style-name="P2"/>
      <text:p text:style-name="P9">Alliance de la tradition et de la « modernite » (pléonasme inventé par Baudelaire) : </text:p>
      <text:p text:style-name="P2"/>
      <table:table table:name="Tableau1" table:style-name="Tableau1">
        <table:table-column table:style-name="Tableau1.A"/>
        <table:table-column table:style-name="Tableau1.B"/>
        <table:table-row>
          <table:table-cell table:style-name="Tableau1.A1" office:value-type="string">
            <text:p text:style-name="P12">Tradition</text:p>
          </table:table-cell>
          <table:table-cell table:style-name="Tableau1.B1" office:value-type="string">
            <text:p text:style-name="P12">Modernité</text:p>
          </table:table-cell>
        </table:table-row>
        <table:table-row>
          <table:table-cell table:style-name="Tableau1.A2" office:value-type="string">
            <text:p text:style-name="P2"><text:span text:style-name="T10">Prosodie classique :</text:span><text:span text:style-name="T2"> </text:span>vers pairs sauf dans <text:span text:style-name="T2">L'invitation au voyage</text:span>, alexandrins, décasyllabes et octosyllabes, sonnets car <text:s/>"Parce que la forme est contraignante, l'idée jaillit plus intense", système d'alternance de rimes respecté</text:p>
          </table:table-cell>
          <table:table-cell table:style-name="Tableau1.B2" office:value-type="string">
            <text:p text:style-name="P11"><text:span text:style-name="T5">Écartement par rapport au romantisme :</text:span> son projet majeur n'est pas de parler de lui-même ; il n'aime pas le naturel ni la nature, préférant le « bizarre » </text:p>
            <text:p text:style-name="P11">=&gt; <text:span text:style-name="T5">préfigure le symbolisme </text:span><text:span text:style-name="T12">par son travail des métaphores, comparaisons crues, avec parfois un décalage entre comparé et comparant (</text:span><text:span text:style-name="T4">Beau Navire</text:span><text:span text:style-name="T12">, "Ta gorge prévoyante est une large armoire" ; </text:span><text:span text:style-name="T4">poème 125</text:span><text:span text:style-name="T12">, "tes yeux illuminés ainsi que des boutiques"), rapprochements audacieux et originaux</text:span></text:p>
          </table:table-cell>
        </table:table-row>
        <table:table-row>
          <table:table-cell table:style-name="Tableau1.A2" office:value-type="string">
            <text:p text:style-name="P2"><text:span text:style-name="T5">Figures </text:span>bibliques (ex : Abel et Caïn), mythologiques (ex : Lesbos), littéraires (ex: DJ) <text:span text:style-name="T5">traditionnelles</text:span> métaphoriques et allégoriques du poète, de Baudelaire lui-même</text:p>
            <text:p text:style-name="P2"><text:span text:style-name="T12"/></text:p>
          </table:table-cell>
          <table:table-cell table:style-name="Tableau1.B2" office:value-type="string">
            <text:p text:style-name="P11"><text:span text:style-name="T5">Thématique de la ville</text:span>, notamment dans les "Tableaux parisiens", où elle devient personnage et non le décor : il va décrire les ruelles sombres, les bas fonds de Paris et non pas les beaux quartiers : rattachement aux romanciers réalistes comme par exemple Balzac. Ville = symbole du changement</text:p>
          </table:table-cell>
        </table:table-row>
        <table:table-row>
          <table:table-cell table:style-name="Tableau1.A2" office:value-type="string">
            <text:p text:style-name="P10">Registre tragique : <text:s/><text:span text:style-name="T12">"haine", "cieux", "gouffre", "ennuie" = mots typiques de la tragédie, termes raciniens</text:span></text:p>
          </table:table-cell>
          <table:table-cell table:style-name="Tableau1.B2" office:value-type="string">
            <text:p text:style-name="P11"><text:span text:style-name="T5"/></text:p>
          </table:table-cell>
        </table:table-row>
        <table:table-row>
          <table:table-cell table:style-name="Tableau1.A2" office:value-type="string">
            <text:p text:style-name="P2"><text:span text:style-name="T5">Emploi d'archaïsme</text:span> : <text:s/>"mignard" ("Le Masque", poème 20) : niais ou "gueusant", "coturne" ("A une Passante Rousse", "Rouès" = rusé, malhonnête)</text:p>
          </table:table-cell>
          <table:table-cell table:style-name="Tableau1.B2" office:value-type="string">
            <text:p text:style-name="P11"><text:span text:style-name="T5">Emploi de termes modernes voire de néologismes : </text:span>"vagabond", "réverbère", "bilan", "voirie", "omnibus".</text:p>
            <text:p text:style-name="P11">=&gt; effet de surprise par la confrontation de ces deux lexiques</text:p>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ile Gagniere</meta:initial-creator>
    <meta:creation-date>2011-06-11T16:37:17.54</meta:creation-date>
    <dc:date>2011-06-11T18:14:54.01</dc:date>
    <dc:creator>Lucile Gagniere</dc:creator>
    <meta:editing-duration>PT00H20M20S</meta:editing-duration>
    <meta:editing-cycles>2</meta:editing-cycles>
    <meta:generator>OpenOffice.org/3.2$Win32 OpenOffice.org_project/320m12$Build-9483</meta:generator>
    <meta:document-statistic meta:table-count="1" meta:image-count="0" meta:object-count="0" meta:page-count="2" meta:paragraph-count="34" meta:word-count="826" meta:character-count="4986"/>
  </office:meta>
</office:document-meta>
</file>